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47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2.8417in"/>
    </style:style>
    <style:style style:name="co4" style:family="table-column">
      <style:table-column-properties fo:break-before="auto" style:column-width="2.5563in"/>
    </style:style>
    <style:style style:name="co5" style:family="table-column">
      <style:table-column-properties fo:break-before="auto" style:column-width="3.305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2.7374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681in" fo:break-before="auto" style:use-optimal-row-height="false"/>
    </style:style>
    <style:style style:name="ro4" style:family="table-row">
      <style:table-row-properties style:row-height="0.5984in" fo:break-before="auto" style:use-optimal-row-height="false"/>
    </style:style>
    <style:style style:name="ro5" style:family="table-row">
      <style:table-row-properties style:row-height="0.6098in" fo:break-before="auto" style:use-optimal-row-height="false"/>
    </style:style>
    <style:style style:name="ro6" style:family="table-row">
      <style:table-row-properties style:row-height="0.5756in" fo:break-before="auto" style:use-optimal-row-height="false"/>
    </style:style>
    <style:style style:name="ro7" style:family="table-row">
      <style:table-row-properties style:row-height="0.6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/>
    </style:style>
    <style:style style:name="ce3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fo:font-size="12pt"/>
    </style:style>
  </office:automatic-styles>
  <office:body>
    <office:spreadsheet>
      <table:table table:name="ESP32-EVB-Rev.C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13,C14,C15,C17,C24,</text:p>
            <text:p>C25,C27,C2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,C26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6,C7,C8,C9,C12,C23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,C2,C3,C4,C1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.8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6,R43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4,R16,R35,R37,R4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6,R27,R50,R5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5,R12,R24,R41,R42,R5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,R4,R7,R9,R11,R15,R18,R2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.9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8,R10,R19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,R6,R13,R22,R23,R29,R30,</text:p>
            <text:p>R34,R38,R45,R49,R5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3,L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3,D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4,D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9,U1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/IR333-A/5mm</text:p>
          </table:table-cell>
          <table:table-cell office:value-type="string" calcext:value-type="string">
            <text:p>LED-5mm-PTH-AK</text:p>
          </table:table-cell>
          <table:table-cell office:value-type="string" calcext:value-type="string">
            <text:p>LED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PWR_GOOD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,LED2,COMPLETE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Q2,Q4,Q5,Q7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</text:p>
            <text:p>2P/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50MHz/25ppm/3V/4P/5x3.2mm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S-0515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2,REL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CP73833(MSOP10)</text:p>
          </table:table-cell>
          <table:table-cell office:value-type="string" calcext:value-type="string">
            <text:p>MSOP-10_Pitch-0.5mm_</text:p>
            <text:p>3.00x3.00x1.00mm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Y800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</text:p>
            <text:p>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2551-I/SN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M7236-H8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D5230G-TR(SSOP5/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B3-3.5mm</text:p>
          </table:table-cell>
          <table:table-cell office:value-type="string" calcext:value-type="string">
            <text:p>CA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_ML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B3 DG306-5.0-3P</text:p>
          </table:table-cell>
          <table:table-cell office:value-type="string" calcext:value-type="string">
            <text:p>TB3-DG306-5.0_3P</text:p>
          </table:table-cell>
          <table:table-cell office:value-type="string" calcext:value-type="string">
            <text:p>CON1,CON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_Closed</text:p>
          </table:table-cell>
          <table:table-cell office:value-type="string" calcext:value-type="string">
            <text:p>400MA_E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,CAN_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osed(1-2)/Opened(2-3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5.0V/3.3V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7,R46,R48,R54,R4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TB2 DG306-5.0-2P)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PWR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339in" fo:margin-bottom="0.3in" fo:margin-left="0.2374in" fo:margin-right="0.1665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6327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1:39:04.840301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6-01T11:39:43.534466893</dc:date>
    <meta:editing-duration>PT1H44S</meta:editing-duration>
    <meta:editing-cycles>26</meta:editing-cycles>
    <meta:document-statistic meta:table-count="1" meta:cell-count="248" meta:object-count="0"/>
  </office:meta>
</office:document-meta>
</file>